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1.997cm"/>
    </style:style>
    <style:style style:name="pr2" style:family="presentation" style:parent-style-name="midnightblue-subtitle">
      <style:graphic-properties draw:fill-color="#ffffff" draw:textarea-vertical-align="middle" draw:auto-grow-height="true" fo:min-height="10.5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title">
      <style:graphic-properties fo:min-height="1.747cm"/>
    </style:style>
    <style:style style:name="pr7" style:family="presentation" style:parent-style-name="midnightblue-outline1">
      <style:graphic-properties fo:min-height="10.25cm"/>
    </style:style>
    <style:style style:name="pr8" style:family="presentation" style:parent-style-name="midnightblue-notes">
      <style:graphic-properties draw:fill-color="#ffffff" fo:min-height="12.572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ffffff"/>
      <style:paragraph-properties fo:text-align="center"/>
      <style:text-properties style:font-name="Open Sans1" fo:font-size="18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style:font-name="Source Code Pro" fo:font-size="20pt"/>
    </style:style>
    <style:style style:name="T1" style:family="text">
      <style:text-properties style:font-name="Open Sans1" fo:font-size="24pt" style:font-size-asian="24pt" style:font-size-complex="24pt"/>
    </style:style>
    <style:style style:name="T2" style:family="text">
      <style:text-properties style:text-position="super 58%"/>
    </style:style>
    <style:style style:name="T3" style:family="text">
      <style:text-properties style:font-name="Source Code Pro"/>
    </style:style>
    <style:style style:name="T4" style:family="text">
      <style:text-properties style:font-name="Source Code Pr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1.997cm" svg:x="1cm" svg:y="0.627cm" presentation:class="title">
          <draw:text-box>
            <text:p>&lt;Witziger Titel&gt; (work in progress)</text:p>
          </draw:text-box>
        </draw:frame>
        <draw:frame presentation:style-name="pr2" draw:text-style-name="P2" draw:layer="layout" svg:width="27.4cm" svg:height="10.5cm" svg:x="0.4cm" svg:y="4.125cm" presentation:class="subtitle" presentation:user-transformed="true">
          <draw:text-box>
            <text:p text:style-name="P1"><text:span text:style-name="T1">Frederik Wille &lt;3wille@informatik.uni-hamburg.de&gt;</text:span></text:p>
            <text:p text:style-name="P1"><text:span text:style-name="T1">Alexander Timmermann &lt;3timmerm@informatik.uni-hamburg.de&gt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Synopsi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Effiziente Verteilung von Passagieren auf Flüge und Plätze</text:p>
                <text:list>
                  <text:list-item>
                    <text:p>Fluggäste geben kein genaues Abflugdatum an, sondern Präferenzen (morgens/mittags/abends)</text:p>
                  </text:list-item>
                </text:list>
              </text:list-item>
              <text:list-item>
                <text:p>Clusterung von zusammengehörenden Gruppen</text:p>
                <text:list>
                  <text:list-item>
                    <text:p>möchten gerne zusammengehörige Plätze haben</text:p>
                  </text:list-item>
                </text:list>
              </text:list-item>
              <text:list-item>
                <text:p>Einteilung in verschiedene Klassen</text:p>
                <text:list>
                  <text:list-item>
                    <text:p>1<text:span text:style-name="T2">st</text:span>, Business, Economy…</text:p>
                  </text:list-item>
                </text:list>
              </text:list-item>
              <text:list-item>
                <text:p>Präferenzen</text:p>
                <text:list>
                  <text:list-item>
                    <text:p>Gang, Fenster, Mit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draw:frame presentation:style-name="pr6" draw:layer="layout" svg:width="26cm" svg:height="1.997cm" svg:x="1cm" svg:y="0.627cm" presentation:class="title">
          <draw:text-box>
            <text:p>Sequentieller Algorithmus</text:p>
          </draw:text-box>
        </draw:frame>
        <draw:frame presentation:style-name="pr7" draw:text-style-name="P4" draw:layer="layout" svg:width="26cm" svg:height="10.5cm" svg:x="1cm" svg:y="4.125cm" presentation:class="outline" presentation:user-transformed="true">
          <draw:text-box>
            <text:p text:style-name="P4">INPUT:</text:p>
            <text:list text:style-name="L2">
              <text:list-item>
                <text:list>
                  <text:list-item>
                    <text:p><text:span text:style-name="T3">Buchungsdaten der Reisenden für einen Zeitraum</text:span></text:p>
                  </text:list-item>
                  <text:list-item>
                    <text:p><text:span text:style-name="T3">Informationen der Flüge in diesem Zeitraum</text:span></text:p>
                    <text:list>
                      <text:list-item>
                        <text:p><text:span text:style-name="T3">Anzahl der Plätze pro Klasse</text:span></text:p>
                      </text:list-item>
                      <text:list-item>
                        <text:p><text:span text:style-name="T3">Abflugdaten</text:span></text:p>
                      </text:list-item>
                    </text:list>
                  </text:list-item>
                </text:list>
              </text:list-item>
            </text:list>
            <text:p><text:span text:style-name="T4">LOOP:</text:span></text:p>
            <text:list text:continue-numbering="true" text:style-name="L2">
              <text:list-item>
                <text:list>
                  <text:list-item>
                    <text:p><text:span text:style-name="T3">Gruppen nach Größe absteigend auf Flüge verteilen</text:span></text:p>
                  </text:list-item>
                  <text:list-item>
                    <text:p><text:span text:style-name="T3">Gruppen in verschiedene Klassen einteil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draw:frame presentation:style-name="pr6" draw:layer="layout" svg:width="26cm" svg:height="1.997cm" svg:x="1cm" svg:y="0.627cm" presentation:class="title">
          <draw:text-box>
            <text:p>Sequentieller Algorithmus</text:p>
          </draw:text-box>
        </draw:frame>
        <draw:frame presentation:style-name="pr7" draw:text-style-name="P4" draw:layer="layout" svg:width="26cm" svg:height="10.5cm" svg:x="1cm" svg:y="4.125cm" presentation:class="outline" presentation:user-transformed="true">
          <draw:text-box>
            <text:p text:style-name="P4">LOOP (cont.):</text:p>
            <text:list text:style-name="L2">
              <text:list-item>
                <text:list>
                  <text:list-item>
                    <text:p><text:span text:style-name="T3">Einzelpersonen auf die Flüge verteilen</text:span></text:p>
                  </text:list-item>
                  <text:list-item>
                    <text:p><text:span text:style-name="T3">Einzelpersonen auf die verbleibenden Plätz verteilen</text:span></text:p>
                    <text:p><text:span text:style-name="T3"/></text:p>
                  </text:list-item>
                </text:list>
              </text:list-item>
            </text:list>
            <text:p><text:span text:style-name="T4">IF verbleibende freie Plätze &gt; 10:</text:span></text:p>
            <text:list text:continue-numbering="true" text:style-name="L2">
              <text:list-item>
                <text:list>
                  <text:list-item>
                    <text:p><text:span text:style-name="T4">versuchen, Flugzeug auf ein kleineres downzugra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Lösungsansatz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lusterung der zusammengehörenden Gruppen beachten!</text:p>
              </text:list-item>
              <text:list-item>
                <text:p>parallelen Algorithmus für Verteilung auf die verschiedenen Flüge finden</text:p>
                <text:list>
                  <text:list-item>
                    <text:p>naiv: einfach rein bis alle Flugzeuge voll ist</text:p>
                  </text:list-item>
                  <text:list-item>
                    <text:p>intelligenter(?): verschiedene Kombinationen ausprobieren und die “fitness” der jeweiligen Modelle vergleichen</text:p>
                  </text:list-item>
                </text:list>
              </text:list-item>
              <text:list-item>
                <text:p>Parallelisierung der Verteilung auf die Klassen und einzelnen Plätze</text:p>
                <text:list>
                  <text:list-item>
                    <text:p>Herausforderung: Gemeinsamer Zugriff auf eine Datenbasis, deren Änderungen ständig beachtet werden müss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Zeitpla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Zwei Prototypen/Beta-Versionen zu den jeweiligen Statustreffen</text:p>
              </text:list-item>
              <text:list-item>
                <text:p>Zum 1. Treffen</text:p>
                <text:list>
                  <text:list-item>
                    <text:p>grundlegender Algorithmus mit Basis-Implementation</text:p>
                  </text:list-item>
                </text:list>
              </text:list-item>
              <text:list-item>
                <text:p>Zum 2. Treffen</text:p>
                <text:list>
                  <text:list-item>
                    <text:p>Effizientere Version, grundlegend parallelisiert</text:p>
                  </text:list-item>
                </text:list>
              </text:list-item>
              <text:list-item>
                <text:p>Zum Praktikumsabschluss </text:p>
                <text:list>
                  <text:list-item>
                    <text:p>Fertiggestellte Implementation, final optimi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Parallelisierungsschema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Daten-Aufteilung:</text:p>
                <text:list>
                  <text:list-item>
                    <text:p>nach Passagierklasse</text:p>
                  </text:list-item>
                  <text:list-item>
                    <text:p>nach zusammengehörenden Gruppen</text:p>
                  </text:list-item>
                  <text:list-item>
                    <text:p>nach Flugziel</text:p>
                  </text:list-item>
                  <text:list-item>
                    <text:p>nach Abflugpräferenz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2.5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/>
      <style:text-properties fo:font-size="13.5pt"/>
    </style:style>
    <style:style style:name="MP12" style:family="paragraph">
      <loext:graphic-properties draw:fill="solid" draw:fill-color="#1abc9c"/>
      <style:paragraph-properties fo:text-align="center"/>
      <style:text-properties fo:font-size="13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6" draw:text-style-name="MP9" draw:layer="backgroundobjects" svg:width="8cm" svg:height="0.75cm" svg:x="1cm" svg:y="15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presentation:style-name="Mpr7" draw:text-style-name="MP12" draw:layer="backgroundobjects" svg:width="1.5cm" svg:height="1.5cm" svg:x="25.8cm" svg:y="14.2cm">
        <text:p text:style-name="MP11"><text:page-number>&lt;number&gt;</text:page-number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16:46:42.553243621</meta:creation-date>
    <dc:date>2015-06-07T15:24:40.309846431</dc:date>
    <meta:editing-duration>PT49M38S</meta:editing-duration>
    <meta:editing-cycles>4</meta:editing-cycles>
    <meta:generator>LibreOffice/4.4.3.2$Linux_X86_64 LibreOffice_project/40m0$Build-2</meta:generator>
    <meta:document-statistic meta:object-count="62"/>
  </office:meta>
</office:document-meta>
</file>